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3pt" officeooo:rsid="0015d929" officeooo:paragraph-rsid="0015d929" style:font-size-asian="13pt" style:font-size-complex="13pt"/>
    </style:style>
    <style:style style:name="P2" style:family="paragraph" style:parent-style-name="Standard">
      <loext:graphic-properties draw:fill="none"/>
      <style:paragraph-properties fo:margin-left="0cm" fo:margin-right="0cm" fo:text-align="center" style:justify-single-word="false" fo:text-indent="2cm" style:auto-text-indent="false" fo:background-color="transparent"/>
      <style:text-properties style:font-name="Arial" fo:font-size="13pt" officeooo:rsid="0015d929" officeooo:paragraph-rsid="0015d929" style:font-size-asian="13pt" style:font-size-complex="13pt"/>
    </style:style>
    <style:style style:name="P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Arial" fo:font-size="13pt" officeooo:rsid="0015d929" officeooo:paragraph-rsid="0015d929" style:font-size-asian="13pt" style:font-size-complex="13pt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Arial" fo:font-size="13pt" officeooo:rsid="0015d929" officeooo:paragraph-rsid="0015d929" style:font-size-asian="13pt" style:font-size-complex="13pt"/>
    </style:style>
    <style:style style:name="P5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Arial" fo:font-size="13pt" officeooo:rsid="0015d929" officeooo:paragraph-rsid="0015d929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style:font-name="Arial" fo:font-size="13pt" officeooo:rsid="0015d929" officeooo:paragraph-rsid="0015d929" style:font-size-asian="13pt" style:font-size-complex="13pt"/>
    </style:style>
    <style:style style:name="P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2cm" style:auto-text-indent="false" style:page-number="auto" fo:background-color="transparent"/>
      <style:text-properties style:font-name="Arial" fo:font-size="13pt" officeooo:rsid="0015d929" officeooo:paragraph-rsid="0015d929" style:font-size-asian="13pt" style:font-size-complex="13pt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Arial" fo:font-size="13pt" officeooo:rsid="0015d929" officeooo:paragraph-rsid="0015d929" style:font-size-asian="13pt" style:font-size-complex="13pt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Arial" fo:font-size="13pt" officeooo:rsid="0015d929" officeooo:paragraph-rsid="0015d929" style:font-size-asian="13pt" style:font-size-complex="13pt"/>
    </style:style>
    <style:style style:name="P1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Arial" fo:font-size="13pt" officeooo:rsid="0015d929" officeooo:paragraph-rsid="0015d929" style:font-size-asian="13pt" style:font-size-complex="13pt"/>
    </style:style>
    <style:style style:name="P11" style:family="paragraph" style:parent-style-name="Standard" style:master-page-name="">
      <loext:graphic-properties draw:fill="none"/>
      <style:paragraph-properties fo:margin-left="2cm" fo:margin-right="0cm" fo:text-align="start" style:justify-single-word="false" fo:text-indent="0cm" style:auto-text-indent="false" style:page-number="auto" fo:background-color="transparent"/>
      <style:text-properties style:font-name="Arial" fo:font-size="13pt" officeooo:rsid="0015d929" officeooo:paragraph-rsid="0015d929" style:font-size-asian="13pt" style:font-size-complex="13pt"/>
    </style:style>
    <style:style style:name="P12" style:family="paragraph" style:parent-style-name="Standard" style:master-page-name="">
      <loext:graphic-properties draw:fill="none"/>
      <style:paragraph-properties fo:margin-left="2cm" fo:margin-right="0cm" fo:text-align="start" style:justify-single-word="false" fo:text-indent="0cm" style:auto-text-indent="false" style:page-number="auto" fo:background-color="transparent"/>
      <style:text-properties style:font-name="Arial" fo:font-size="13pt" officeooo:rsid="0015d929" officeooo:paragraph-rsid="0015d929" style:font-size-asian="13pt" style:font-size-complex="13pt"/>
    </style:style>
    <style:style style:name="P13" style:family="paragraph" style:parent-style-name="Standard">
      <loext:graphic-properties draw:fill="none"/>
      <style:paragraph-properties fo:margin-left="2cm" fo:margin-right="0cm" fo:text-align="start" style:justify-single-word="false" fo:text-indent="0cm" style:auto-text-indent="false" fo:background-color="transparent"/>
      <style:text-properties style:font-name="Arial" fo:font-size="13pt" officeooo:rsid="0015d929" officeooo:paragraph-rsid="0015d929" style:font-size-asian="13pt" style:font-size-complex="13pt"/>
    </style:style>
    <style:style style:name="P14" style:family="paragraph" style:parent-style-name="Standard" style:master-page-name="">
      <loext:graphic-properties draw:fill="none"/>
      <style:paragraph-properties fo:margin-left="1.9cm" fo:margin-right="0cm" fo:text-align="start" style:justify-single-word="false" fo:text-indent="0cm" style:auto-text-indent="false" style:page-number="auto" fo:background-color="transparent"/>
      <style:text-properties style:font-name="Arial" fo:font-size="13pt" officeooo:rsid="0015d929" officeooo:paragraph-rsid="0015d929" style:font-size-asian="13pt" style:font-size-complex="13pt"/>
    </style:style>
    <style:style style:name="P15" style:family="paragraph" style:parent-style-name="Standard">
      <loext:graphic-properties draw:fill="none"/>
      <style:paragraph-properties fo:margin-left="1.9cm" fo:margin-right="0cm" fo:text-align="start" style:justify-single-word="false" fo:text-indent="0cm" style:auto-text-indent="false" fo:background-color="transparent"/>
      <style:text-properties style:font-name="Arial" fo:font-size="13pt" officeooo:rsid="0015d929" officeooo:paragraph-rsid="0015d929" style:font-size-asian="13pt" style:font-size-complex="13pt"/>
    </style:style>
    <style:style style:name="P16" style:family="paragraph" style:parent-style-name="Standard" style:master-page-name="">
      <loext:graphic-properties draw:fill="none"/>
      <style:paragraph-properties fo:margin-left="1.9cm" fo:margin-right="0cm" fo:text-align="start" style:justify-single-word="false" fo:text-indent="0cm" style:auto-text-indent="false" style:page-number="auto" fo:background-color="transparent"/>
      <style:text-properties style:font-name="Arial" fo:font-size="13pt" officeooo:rsid="0015d929" officeooo:paragraph-rsid="0015d929" style:font-size-asian="13pt" style:font-size-complex="13pt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Arial" fo:font-size="13pt" officeooo:rsid="0015d929" officeooo:paragraph-rsid="0015d929" style:font-size-asian="13pt" style:font-size-complex="13pt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Arial" fo:font-size="13pt" officeooo:rsid="0016b67e" officeooo:paragraph-rsid="0016b67e" style:font-size-asian="13pt" style:font-size-complex="13pt"/>
    </style:style>
    <style:style style:name="T1" style:family="text">
      <style:text-properties officeooo:rsid="0016b6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O ARTIGO CIENTÍFICO</text:p>
      <text:p text:style-name="P6"/>
      <text:p text:style-name="P6">Autores: Cicrano e Beltrano</text:p>
      <text:p text:style-name="P6">Instituição: Escola do seu João</text:p>
      <text:p text:style-name="P6">Professor orientador: Fulaninho</text:p>
      <text:p text:style-name="P6">Data: 01/01/2047</text:p>
      <text:p text:style-name="P6"/>
      <text:p text:style-name="P6"/>
      <text:p text:style-name="P1">Resumo(Abstract):</text:p>
      <text:p text:style-name="P7">Contextualização do projeto na atualidade</text:p>
      <text:p text:style-name="P8">Problematização do cenário</text:p>
      <text:p text:style-name="P8">Hipótese (Ideia do projeto)</text:p>
      <text:p text:style-name="P8">Metodologia</text:p>
      <text:p text:style-name="P8">Conclusão</text:p>
      <text:p text:style-name="P8"/>
      <text:p text:style-name="P8"/>
      <text:p text:style-name="P2">Introdução(Ou questão e problemas identificados):</text:p>
      <text:p text:style-name="P8">Contextualize o cenário atual</text:p>
      <text:p text:style-name="P8">Introduza os problemas sob esse plano do cenário atual</text:p>
      <text:p text:style-name="P11">Explique os problemas a fundo e quais seus impactos e relevância na sociedade</text:p>
      <text:p text:style-name="P13">Esse campo é como a preparação do campo para o plantio das suas idéias</text:p>
      <text:p text:style-name="P13">Prepare bem o campo e a ideia vai ser bem aceita!</text:p>
      <text:p text:style-name="P2"/>
      <text:p text:style-name="P2"/>
      <text:p text:style-name="P2"/>
      <text:p text:style-name="P3">Okay, agora vamos mergulhar mais profundo em como criar um artigo…</text:p>
      <text:p text:style-name="P3">Tudo vai depender da finalidade do artigo!</text:p>
      <text:p text:style-name="P3">Se você está querendo inscrever em uma feira, verifique quais campos são necessários para inscrever o projeto</text:p>
      <text:p text:style-name="P3">Os campos variam muito de feira para feira, então você pode ter que acabar “mesclando os campos” para introduzir a ideia por completo</text:p>
      <text:p text:style-name="P4">Não entendeu?</text:p>
      <text:p text:style-name="P3">Vamos lá</text:p>
      <text:p text:style-name="P3"/>
      <text:p text:style-name="P4"/>
      <text:p text:style-name="P3">Hipótese:</text:p>
      <text:p text:style-name="P11">Ideia central do Projeto</text:p>
      <text:p text:style-name="P13">Contextualize no cenário atual</text:p>
      <text:p text:style-name="P13">Explique o funcionamento detalhadamente</text:p>
      <text:p text:style-name="P13">Viabilidade econômica e em escala?</text:p>
      <text:p text:style-name="P10"/>
      <text:p text:style-name="P3"/>
      <text:p text:style-name="P3"/>
      <text:p text:style-name="P3"/>
      <text:p text:style-name="P3"><text:soft-page-break/>Objetivos:</text:p>
      <text:p text:style-name="P11">O que você pretende alcançar com a realização do projeto?</text:p>
      <text:p text:style-name="P13">Na seção de objetivos, tente listar no máximo 4 objetivos, de forma detalhada e extensa, de forma a levar convicção ao leitor sobre os seus objetivos com a pesquisa!</text:p>
      <text:p text:style-name="P13"/>
      <text:p text:style-name="P13"/>
      <text:p text:style-name="P4">Objetivos específicos:</text:p>
      <text:p text:style-name="P11">Okay, sabe os mil objetivos que você tem em mente e não pode descrever detalhadamente por causa do limite de tamanho do documento?</text:p>
      <text:p text:style-name="P13">Hora de listar eles!</text:p>
      <text:p text:style-name="P13">Faça uma lista numérica com os seus objetivos específicos, sem detalhar eles, somente listando</text:p>
      <text:p text:style-name="P13">Isso vai dar uma ideia do foco geral do seu projeto e o que você pretende alcançar com ele</text:p>
      <text:p text:style-name="P13"/>
      <text:p text:style-name="P13"/>
      <text:p text:style-name="P4">Metodologia:</text:p>
      <text:p text:style-name="P11">Okay, você já disse o que você quer fazer e porquê, mas como??</text:p>
      <text:p text:style-name="P13">Essa é a hora de você dizer como vai realizar sua pesquisa</text:p>
      <text:p text:style-name="P13">Vai programar em uma linguagem específica? Coloca aqui</text:p>
      <text:p text:style-name="P13">Vai entrevistar uma galera? Coloca aqui</text:p>
      <text:p text:style-name="P13"/>
      <text:p text:style-name="P4"/>
      <text:p text:style-name="P3">Resultados:</text:p>
      <text:p text:style-name="P11">Pois bem, na hipótese que você realizou algum trabalho em sua pesquisa, você terá resultados</text:p>
      <text:p text:style-name="P13">Caso tenha, faz assim:</text:p>
      <text:p text:style-name="P13">Primeiro liste os resultados e e se o processo de coleta correu como o esperado</text:p>
      <text:p text:style-name="P13">Depois de listar os resultados de forma sistemática e objetiva, é hora de interpretar</text:p>
      <text:p text:style-name="P13">Sabe a sua ideia que você queria provar? Prova agora!! </text:p>
      <text:p text:style-name="P13">Interprete os resultados que você colheu e compare com outros dados de outros artigos para ter uma diferenciação</text:p>
      <text:p text:style-name="P13">Caso não tenha dados de outros artigos, faça comparações análogas</text:p>
      <text:p text:style-name="P13">Assim o seu leitor vai poder ter idéia do que seus números dizem!</text:p>
      <text:p text:style-name="P13"/>
      <text:p text:style-name="P13"/>
      <text:p text:style-name="P4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Conclusão:</text:p>
      <text:p text:style-name="P14">A pesquisa foi como o imaginado?</text:p>
      <text:p text:style-name="P15">Os resultados condizem com a hipótese?</text:p>
      <text:p text:style-name="P15">Hora de registrar!</text:p>
      <text:p text:style-name="P15">Comece citando os resultados que você obteu e fazendo uma análise final em relação a sua hipótese</text:p>
      <text:p text:style-name="P15">Caso a hipótese seja provada, explique o porque foi provada e como os dados se relacionam com isso</text:p>
      <text:p text:style-name="P15">Caso a hipótese não seja provada, bem, acontece! Explique o porque a hipótese não foi provada e quais pesquisas futuras necessitam ser feitas para maior investigação do cenário</text:p>
      <text:p text:style-name="P15"/>
      <text:p text:style-name="P15"/>
      <text:p text:style-name="P4">Bibliografia:</text:p>
      <text:p text:style-name="P14">O terror de muitos… a bibliografia!</text:p>
      <text:p text:style-name="P15">Usou livros ou sites(o mais comum)?</text:p>
      <text:p text:style-name="P15">Usa o link abaixo e gera a citação:</text:p>
      <text:p text:style-name="P15"/>
      <text:p text:style-name="P15">O gerador já usa a ABNT com as normas atualizadas, assim o avaliador não pega no seu pé! XD</text:p>
      <text:p text:style-name="P15"/>
      <text:p text:style-name="P15"/>
      <text:p text:style-name="P15"/>
      <text:p text:style-name="P15"/>
      <text:p text:style-name="P17">Okay… Agora vamos para as exceções!</text:p>
      <text:p text:style-name="P17">Se você está fazendo um artigo científico para postagem em plataformas onlines para construção do seu currículo, sinta-se livre para usar o modelo do jeito que está, ele vai fazer um bom trabalho (checar outras fontes é intressante também).</text:p>
      <text:p text:style-name="P17">Agora… se você está utilizando para inscrever em uma feira científica específica, talvez os campos que eles forneçam não se encaixem nos que provi.</text:p>
      <text:p text:style-name="P17">Nesse caso, adapte os campos deste modelo para encaixar nos campos disponíveis na plataforma da feira.</text:p>
      <text:p text:style-name="P17">Não se preocupa, a estrutura é sempre essa, <text:span text:style-name="T1">não tem erro.</text:span></text:p>
      <text:p text:style-name="P18">Ah, e não se esquece do limite de palavras ein XD</text:p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7T20:24:54.299000000</meta:creation-date>
    <dc:date>2023-08-17T20:52:28.868000000</dc:date>
    <meta:editing-duration>PT27M34S</meta:editing-duration>
    <meta:editing-cycles>2</meta:editing-cycles>
    <meta:generator>LibreOffice/7.5.5.2$Windows_X86_64 LibreOffice_project/ca8fe7424262805f223b9a2334bc7181abbcbf5e</meta:generator>
    <meta:document-statistic meta:table-count="0" meta:image-count="0" meta:object-count="0" meta:page-count="3" meta:paragraph-count="68" meta:word-count="636" meta:character-count="3802" meta:non-whitespace-character-count="3233"/>
  </office:meta>
</office:document-meta>
</file>